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Times New Roman" fo:language="de" fo:country="DE" fo:font-weight="100"/>
    </style:style>
    <style:style style:name="P2" style:family="paragraph" style:parent-style-name="Standard">
      <style:paragraph-properties fo:text-align="justify" style:justify-single-word="false"/>
      <style:text-properties fo:color="#000000" style:font-name="Times New Roman" fo:language="de" fo:country="DE" fo:font-weight="100"/>
    </style:style>
    <style:style style:name="P3" style:family="paragraph" style:parent-style-name="Heading_20_1">
      <style:paragraph-properties fo:text-align="center" style:justify-single-word="false"/>
      <style:text-properties fo:language="de" fo:country="DE"/>
    </style:style>
    <style:style style:name="T1" style:family="text">
      <style:text-properties fo:font-size="12pt"/>
    </style:style>
  </office:automatic-styles>
  <office:body>
    <office:text>
      <text:tracked-changes>
        <text:changed-region xml:id="ct94689921668224" text:id="ct94689921668224">
          <text:format-change>
            <office:change-info>
              <dc:creator>Unknown Author</dc:creator>
              <dc:date>2015-03-29T19:11:00</dc:date>
            </office:change-info>
          </text:format-change>
        </text:changed-region>
        <text:changed-region xml:id="ct94689922005696" text:id="ct94689922005696">
          <text:deletion>
            <office:change-info>
              <dc:creator>Unknown Author</dc:creator>
              <dc:date>2017-01-22T16:21:00</dc:date>
            </office:change-info>
            <text:p text:style-name="P1">Gardona</text:p>
          </text:deletion>
        </text:changed-region>
        <text:changed-region xml:id="ct94689922005104" text:id="ct94689922005104">
          <text:insertion>
            <office:change-info>
              <dc:creator>Unknown Author</dc:creator>
              <dc:date>2017-01-22T16:21:00</dc:date>
            </office:change-info>
          </text:insertion>
        </text:changed-region>
        <text:changed-region xml:id="ct94689968962464" text:id="ct94689968962464">
          <text:format-change>
            <office:change-info>
              <dc:creator>Unknown Author</dc:creator>
              <dc:date>2015-03-29T19:11:00</dc:date>
            </office:change-info>
          </text:format-change>
        </text:changed-region>
        <text:changed-region xml:id="ct94689990973744" text:id="ct94689990973744">
          <text:deletion>
            <office:change-info>
              <dc:creator>Unknown Author</dc:creator>
              <dc:date>2017-01-22T16:21:00</dc:date>
            </office:change-info>
            <text:p text:style-name="P1">Gardona</text:p>
          </text:deletion>
        </text:changed-region>
        <text:changed-region xml:id="ct94689991549760" text:id="ct94689991549760">
          <text:insertion>
            <office:change-info>
              <dc:creator>Unknown Author</dc:creator>
              <dc:date>2017-01-22T16:21:00</dc:date>
            </office:change-info>
          </text:insertion>
        </text:changed-region>
        <text:changed-region xml:id="ct94689924153904" text:id="ct94689924153904">
          <text:format-change>
            <office:change-info>
              <dc:creator>Unknown Author</dc:creator>
              <dc:date>2015-03-29T19:11:00</dc:date>
            </office:change-info>
          </text:format-change>
        </text:changed-region>
        <text:changed-region xml:id="ct94689921933104" text:id="ct94689921933104">
          <text:deletion>
            <office:change-info>
              <dc:creator>Tamino Dauth</dc:creator>
              <dc:date>2010-02-19T00:45:00</dc:date>
            </office:change-info>
            <text:p text:style-name="P1">"</text:p>
          </text:deletion>
        </text:changed-region>
        <text:changed-region xml:id="ct94689921672144" text:id="ct94689921672144">
          <text:insertion>
            <office:change-info>
              <dc:creator>Tamino Dauth</dc:creator>
              <dc:date>2010-02-19T00:45:00</dc:date>
            </office:change-info>
          </text:insertion>
        </text:changed-region>
        <text:changed-region xml:id="ct94689921672368" text:id="ct94689921672368">
          <text:format-change>
            <office:change-info>
              <dc:creator>Unknown Author</dc:creator>
              <dc:date>2015-03-29T19:11:00</dc:date>
            </office:change-info>
          </text:format-change>
        </text:changed-region>
        <text:changed-region xml:id="ct94689921672592" text:id="ct94689921672592">
          <text:deletion>
            <office:change-info>
              <dc:creator>Tamino Dauth</dc:creator>
              <dc:date>2010-02-19T00:45:00</dc:date>
            </office:change-info>
            <text:p text:style-name="P1">"</text:p>
          </text:deletion>
        </text:changed-region>
        <text:changed-region xml:id="ct94689921672816" text:id="ct94689921672816">
          <text:insertion>
            <office:change-info>
              <dc:creator>Tamino Dauth</dc:creator>
              <dc:date>2010-02-19T00:45:00</dc:date>
            </office:change-info>
          </text:insertion>
        </text:changed-region>
        <text:changed-region xml:id="ct94689921673040" text:id="ct94689921673040">
          <text:format-change>
            <office:change-info>
              <dc:creator>Unknown Author</dc:creator>
              <dc:date>2015-03-29T19:11:00</dc:date>
            </office:change-info>
          </text:format-change>
        </text:changed-region>
        <text:changed-region xml:id="ct94689921673264" text:id="ct94689921673264">
          <text:insertion>
            <office:change-info>
              <dc:creator>Tamino Dauth</dc:creator>
              <dc:date>2010-02-19T00:45:00</dc:date>
            </office:change-info>
          </text:insertion>
        </text:changed-region>
        <text:changed-region xml:id="ct94689921648144" text:id="ct94689921648144">
          <text:insertion>
            <office:change-info>
              <dc:creator>Tamino Dauth</dc:creator>
              <dc:date>2010-02-19T00:46:00</dc:date>
            </office:change-info>
          </text:insertion>
        </text:changed-region>
        <text:changed-region xml:id="ct94689921648368" text:id="ct94689921648368">
          <text:format-change>
            <office:change-info>
              <dc:creator>Unknown Author</dc:creator>
              <dc:date>2015-03-29T19:11:00</dc:date>
            </office:change-info>
          </text:format-change>
        </text:changed-region>
        <text:changed-region xml:id="ct94689921648592" text:id="ct94689921648592">
          <text:deletion>
            <office:change-info>
              <dc:creator>Tamino Dauth</dc:creator>
              <dc:date>2010-02-19T00:46:00</dc:date>
            </office:change-info>
            <text:p text:style-name="P1">r</text:p>
          </text:deletion>
        </text:changed-region>
        <text:changed-region xml:id="ct94689921648816" text:id="ct94689921648816">
          <text:format-change>
            <office:change-info>
              <dc:creator>Unknown Author</dc:creator>
              <dc:date>2015-03-29T19:11:00</dc:date>
            </office:change-info>
          </text:format-change>
        </text:changed-region>
        <text:changed-region xml:id="ct94689921649040" text:id="ct94689921649040">
          <text:deletion>
            <office:change-info>
              <dc:creator>Tamino Dauth</dc:creator>
              <dc:date>2010-02-19T00:46:00</dc:date>
            </office:change-info>
            <text:p text:style-name="P1">ird</text:p>
          </text:deletion>
        </text:changed-region>
        <text:changed-region xml:id="ct94689921649264" text:id="ct94689921649264">
          <text:insertion>
            <office:change-info>
              <dc:creator>Tamino Dauth</dc:creator>
              <dc:date>2010-02-19T00:46:00</dc:date>
            </office:change-info>
          </text:insertion>
        </text:changed-region>
        <text:changed-region xml:id="ct94689921649488" text:id="ct94689921649488">
          <text:deletion>
            <office:change-info>
              <dc:creator>Tamino Dauth</dc:creator>
              <dc:date>2010-02-19T00:46:00</dc:date>
            </office:change-info>
            <text:p text:style-name="P1">,</text:p>
          </text:deletion>
        </text:changed-region>
        <text:changed-region xml:id="ct94689921649712" text:id="ct94689921649712">
          <text:insertion>
            <office:change-info>
              <dc:creator>Tamino Dauth</dc:creator>
              <dc:date>2010-02-19T00:46:00</dc:date>
            </office:change-info>
          </text:insertion>
        </text:changed-region>
        <text:changed-region xml:id="ct94689921649936" text:id="ct94689921649936">
          <text:format-change>
            <office:change-info>
              <dc:creator>Unknown Author</dc:creator>
              <dc:date>2015-03-29T19:11:00</dc:date>
            </office:change-info>
          </text:format-change>
        </text:changed-region>
        <text:changed-region xml:id="ct94689921650160" text:id="ct94689921650160">
          <text:insertion>
            <office:change-info>
              <dc:creator>Tamino Dauth</dc:creator>
              <dc:date>2010-02-19T00:46:00</dc:date>
            </office:change-info>
          </text:insertion>
        </text:changed-region>
        <text:changed-region xml:id="ct94689921650384" text:id="ct94689921650384">
          <text:format-change>
            <office:change-info>
              <dc:creator>Unknown Author</dc:creator>
              <dc:date>2015-03-29T19:11:00</dc:date>
            </office:change-info>
          </text:format-change>
        </text:changed-region>
        <text:changed-region xml:id="ct94689921650608" text:id="ct94689921650608">
          <text:deletion>
            <office:change-info>
              <dc:creator>Tamino Dauth</dc:creator>
              <dc:date>2010-02-19T00:46:00</dc:date>
            </office:change-info>
            <text:p text:style-name="P1">ällt</text:p>
          </text:deletion>
        </text:changed-region>
        <text:changed-region xml:id="ct94689921650832" text:id="ct94689921650832">
          <text:insertion>
            <office:change-info>
              <dc:creator>Tamino Dauth</dc:creator>
              <dc:date>2010-02-19T00:46:00</dc:date>
            </office:change-info>
          </text:insertion>
        </text:changed-region>
        <text:changed-region xml:id="ct94689921651056" text:id="ct94689921651056">
          <text:format-change>
            <office:change-info>
              <dc:creator>Unknown Author</dc:creator>
              <dc:date>2015-03-29T19:11:00</dc:date>
            </office:change-info>
          </text:format-change>
        </text:changed-region>
        <text:changed-region xml:id="ct94689921651280" text:id="ct94689921651280">
          <text:insertion>
            <office:change-info>
              <dc:creator>Tamino Dauth</dc:creator>
              <dc:date>2010-02-19T00:46:00</dc:date>
            </office:change-info>
          </text:insertion>
        </text:changed-region>
        <text:changed-region xml:id="ct94689921647872" text:id="ct94689921647872">
          <text:insertion>
            <office:change-info>
              <dc:creator>Tamino Dauth</dc:creator>
              <dc:date>2010-02-19T00:47:00</dc:date>
            </office:change-info>
          </text:insertion>
        </text:changed-region>
        <text:changed-region xml:id="ct94689921652032" text:id="ct94689921652032">
          <text:deletion>
            <office:change-info>
              <dc:creator>Tamino Dauth</dc:creator>
              <dc:date>2010-02-19T00:47:00</dc:date>
            </office:change-info>
            <text:p text:style-name="P1">Ein großer Greif fängt ihn jedoch und fliegt mit ihm davon</text:p>
          </text:deletion>
        </text:changed-region>
        <text:changed-region xml:id="ct94689921652256" text:id="ct94689921652256">
          <text:format-change>
            <office:change-info>
              <dc:creator>Unknown Author</dc:creator>
              <dc:date>2015-03-29T19:11:00</dc:date>
            </office:change-info>
          </text:format-change>
        </text:changed-region>
        <text:changed-region xml:id="ct94689921652480" text:id="ct94689921652480">
          <text:deletion>
            <office:change-info>
              <dc:creator>Tamino Dauth</dc:creator>
              <dc:date>2010-02-19T00:47:00</dc:date>
            </office:change-info>
            <text:p text:style-name="P1">, </text:p>
          </text:deletion>
        </text:changed-region>
        <text:changed-region xml:id="ct94689921652704" text:id="ct94689921652704">
          <text:insertion>
            <office:change-info>
              <dc:creator>Tamino Dauth</dc:creator>
              <dc:date>2010-02-19T00:47:00</dc:date>
            </office:change-info>
          </text:insertion>
        </text:changed-region>
        <text:changed-region xml:id="ct94689921652928" text:id="ct94689921652928">
          <text:format-change>
            <office:change-info>
              <dc:creator>Unknown Author</dc:creator>
              <dc:date>2015-03-29T19:11:00</dc:date>
            </office:change-info>
          </text:format-change>
        </text:changed-region>
        <text:changed-region xml:id="ct94689921653152" text:id="ct94689921653152">
          <text:insertion>
            <office:change-info>
              <dc:creator>Tamino Dauth</dc:creator>
              <dc:date>2010-02-19T00:47:00</dc:date>
            </office:change-info>
          </text:insertion>
        </text:changed-region>
        <text:changed-region xml:id="ct94689921653376" text:id="ct94689921653376">
          <text:deletion>
            <office:change-info>
              <dc:creator>Tamino Dauth</dc:creator>
              <dc:date>2010-02-19T00:47:00</dc:date>
            </office:change-info>
            <text:p text:style-name="P1">L</text:p>
          </text:deletion>
        </text:changed-region>
        <text:changed-region xml:id="ct94689921653600" text:id="ct94689921653600">
          <text:insertion>
            <office:change-info>
              <dc:creator>Tamino Dauth</dc:creator>
              <dc:date>2010-02-19T00:47:00</dc:date>
            </office:change-info>
          </text:insertion>
        </text:changed-region>
        <text:changed-region xml:id="ct94689921653824" text:id="ct94689921653824">
          <text:format-change>
            <office:change-info>
              <dc:creator>Unknown Author</dc:creator>
              <dc:date>2015-03-29T19:11:00</dc:date>
            </office:change-info>
          </text:format-change>
        </text:changed-region>
        <text:changed-region xml:id="ct94689921654048" text:id="ct94689921654048">
          <text:deletion>
            <office:change-info>
              <dc:creator>Tamino Dauth</dc:creator>
              <dc:date>2010-02-19T00:47:00</dc:date>
            </office:change-info>
            <text:p text:style-name="P1"><text:s/>und Zerstörung an verschiedenen Punkten der Welt mitbringt, sie vernichtet alles.</text:p>
          </text:deletion>
        </text:changed-region>
        <text:changed-region xml:id="ct94689921852256" text:id="ct94689921852256">
          <text:insertion>
            <office:change-info>
              <dc:creator>Tamino Dauth</dc:creator>
              <dc:date>2010-02-19T00:47:00</dc:date>
            </office:change-info>
          </text:insertion>
        </text:changed-region>
        <text:changed-region xml:id="ct94689922005408" text:id="ct94689922005408">
          <text:insertion>
            <office:change-info>
              <dc:creator>Tamino Dauth</dc:creator>
              <dc:date>2010-02-19T00:49:00</dc:date>
            </office:change-info>
          </text:insertion>
        </text:changed-region>
        <text:changed-region xml:id="ct94689922008048" text:id="ct94689922008048">
          <text:insertion>
            <office:change-info>
              <dc:creator>Tamino Dauth</dc:creator>
              <dc:date>2010-02-19T00:50:00</dc:date>
            </office:change-info>
          </text:insertion>
        </text:changed-region>
        <text:changed-region xml:id="ct94689921671888" text:id="ct94689921671888">
          <text:insertion>
            <office:change-info>
              <dc:creator>Tamino Dauth</dc:creator>
              <dc:date>2010-02-19T0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change-start text:change-id="ct94689921668224"/>Das Himmelreich</text:h>
      <text:p text:style-name="P1">Die Karte beginnt mit einer Videosequenz, in welcher man alle Herrscher und somit Besitzer von einem der mächtigen Stäbe bei einer Tätigkeit sieht. Die Hexe, die Stabsschöpferin erscheint und entwaffnet jeden Herrscher, nimmt seinen Stab an sich und verschwindet mit ihm im.</text:p>
      <text:p text:style-name="P1">Schließlich sieht man sie auf ihrer Sumpfinsel vor ihrer Höhle und um sie herum alle Herrscher gefangen: <text:change-end text:change-id="ct94689921668224"/><text:change text:change-id="ct94689922005696"/><text:change-start text:change-id="ct94689922005104"/><text:span text:style-name="T1">Gardonar</text:span><text:change-end text:change-id="ct94689922005104"/><text:change-start text:change-id="ct94689968962464"/>, Dararos, den Magier der Menschen und den König der Zwerge. Außerdem steht dort noch Tretras dul Armeson, ihr Hauptmann mit ihrer Leibwache.</text:p>
      <text:p text:style-name="P1">Sie offenbart sich als die Stabesschöpferin und erklärt, dass sie erwartet habe, dass sich alle Völker im Krieg endlich einmal vernichtet hätten. Schon damals bei <text:change-end text:change-id="ct94689968962464"/><text:change text:change-id="ct94689990973744"/><text:change-start text:change-id="ct94689991549760"/><text:span text:style-name="T1">Gardonar</text:span><text:change-end text:change-id="ct94689991549760"/><text:change-start text:change-id="ct94689924153904"/>s Fall, hatte sie darauf gehofft. Sie erklärt, ein Drache habe ihr die Stäbe gestohlen und an die Herrschenden verteilt, um die Macht ins Gleichgewicht zu bringen, doch sie wolle die alleinige Herrschaft und habe nun lange genug mitangesehen, wie die Völker es nicht schafften, sich gegenseitig zu unterwerfen. Sie verschwindet mit den Gefangenen im Himmelreich durch eine beschworene Pforte. Sie postiert ihren Hauptmann mit seinen Leuten dort und meint, sie würde nach ihrem "Ritual" zurückkehren.</text:p>
      <text:p text:style-name="P1">Man sieht, wie sich Gotlinde im Gebüsch versteckt und alles mitansieht. Sie macht sich unsichtbar und rennt mit einer abartigen Geschwindigkeit über den Sumpf und hinfort.</text:p>
      <text:p text:style-name="P1">Man sieht wieder Deranor und Baradé mit ihrem Heer, wie sie durch das Königreich der Menschen abmarschieren. Gotlinde erreicht sie und berichtet Baradé von der Geißelnahme und der Stabesschöpferin, aber nur sehr kurz und undetailiert. Deranor und Baradé nehmen sich daraufhin ein paar ihrer stärksten Leute, sowie die Charaktere und Gotlinde teleportiert sich mit ihnen zur Pforte direkt zwischen Tretras dul Armeson und dessen Leute. Sie deutet noch an, dass ihre Macht nur für eine solche Teleportation reiche, weshalb sie mit einem anderen Zauber herkommen musste.</text:p>
      <text:p text:style-name="P1">Der Kampf beginnt nun neben der Pforte und Tretras dul Armeson muss besiegt werden. Ist er besiegt, betreten alle gemeinsam das Himmelreich. Zuvor wird noch ein kleines Lager als Rückzugspunkt aufgeschlagen (auf der Insel bei der Höhle der Hexe).</text:p>
      <text:p text:style-name="P1">Man kämpft sich durch das Himmelreich und findet merkwürdige Zaubersprüche und Behälter mit Seelen gefangener Kreaturen. Schließlich erreicht man die Hexe, welche gerade dabei ist, alle Stäbe zu einem einzigen zu vereinen und die Herrscher dabei zu opfern, um unendliche Macht zu erhalten. Die Charaktere verhindern dies mit Baradé, Deranor und Gotlinde und bewaffnen die gefangenen Herrscher. Gemeinsam mit diesen bekämpft man nun die Hexe und ihre Diener. Man muss eine gewisse Zeit lang durchhalten oder ihr bestimmt viel Schaden zufügen (man wird sowieso wiederbelebt, keine große Schwierigkeit bitte). Schließlich beginnt wieder eine Videosequenz und die Hexe ist zu stark für die Herrscher, die selbst mit ihren wiedergewonnenen Stäbe nichts auszurichten vermögen. Doch da taucht der befreite Drache des Totenreichs auf und frisst die Hexe. Er erzählt, wie sie damals gemeinsam den Völkern mehr macht geben wollten, doch sie habe ihn nur benutzt, um die Stäbe selbst zu bekommen. Bis sie diese Kreatur geschickt habe, hätte er sie in ihrem Reich eingesperrt und inzwischen sei sie mächtig genug geworden, sodass sie alle Herrscher besiegen könne. Doch die Gefahr sei nun gebannt.</text:p>
      <text:p text:style-name="P1">Lustigerweise zerplatzt der Drache übertrieben blutig und die Hexe ruft <text:change-end text:change-id="ct94689924153904"/><text:change text:change-id="ct94689921933104"/><text:change-start text:change-id="ct94689921672144"/>„<text:change-end text:change-id="ct94689921672144"/><text:change-start text:change-id="ct94689921672368"/>Macht!<text:change-end text:change-id="ct94689921672368"/><text:change text:change-id="ct94689921672592"/><text:change-start text:change-id="ct94689921672816"/>“<text:change-end text:change-id="ct94689921672816"/><text:change-start text:change-id="ct94689921673040"/> und erzeugt ein Blitzgewitter bei dem alle bis auf <text:change-end text:change-id="ct94689921673040"/><text:change-start text:change-id="ct94689921673264"/>Gotli<text:change-end text:change-id="ct94689921673264"/><text:change-start text:change-id="ct94689921648144"/>nde und <text:change-end text:change-id="ct94689921648144"/><text:change-start text:change-id="ct94689921648368"/>den Charakter sterben, welche<text:change-end text:change-id="ct94689921648368"/><text:change text:change-id="ct94689921648592"/><text:change-start text:change-id="ct94689921648816"/> vom Wolkenrand hinabgestoßen w<text:change-end text:change-id="ct94689921648816"/><text:change text:change-id="ct94689921649040"/><text:change-start text:change-id="ct94689921649264"/>erden<text:change-end text:change-id="ct94689921649264"/><text:change text:change-id="ct94689921649488"/><text:change-start text:change-id="ct94689921649712"/> und<text:change-end text:change-id="ct94689921649712"/><text:change-start text:change-id="ct94689921649936"/> hinab<text:change-end text:change-id="ct94689921649936"/><text:change-start text:change-id="ct94689921650160"/> <text:change-end text:change-id="ct94689921650160"/><text:change-start text:change-id="ct94689921650384"/>f<text:change-end text:change-id="ct94689921650384"/><text:change text:change-id="ct94689921650608"/><text:change-start text:change-id="ct94689921650832"/>allen<text:change-end text:change-id="ct94689921650832"/><text:change-start text:change-id="ct94689921651056"/>. <text:change-end text:change-id="ct94689921651056"/><text:change-start text:change-id="ct94689921651280"/>Gotlinde beschwörte während ihrem Fall ihren Drachen und hält sich an dessen Rücken fest. Sie fängt den Charakter auf und fliegt mit i<text:change-end text:change-id="ct94689921651280"/><text:change-start text:change-id="ct94689921647872"/>hm weg<text:change-end text:change-id="ct94689921647872"/><text:change text:change-id="ct94689921652032"/><text:change-start text:change-id="ct94689921652256"/>. Man sieht wieder die Hexe, welche ihr Ritual fortsetzt, die Macht der Stäbe vereinigt und dazu die Macht der Leichen der Herrscher und des Drachen in sich aufsaugt. Sie verändert ihre Gestalt zu einer mächtigen Kreatur. Man sieht wie sie die Erdpforte betritt, wie sie die Himmelspforte verlässt<text:change-end text:change-id="ct94689921652256"/><text:change text:change-id="ct94689921652480"/><text:change-start text:change-id="ct94689921652704"/> und <text:change-end text:change-id="ct94689921652704"/><text:change-start text:change-id="ct94689921652928"/>das <text:change-end text:change-id="ct94689921652928"/><text:change-start text:change-id="ct94689921653152"/>Heer<text:change-end text:change-id="ct94689921653152"/><text:change text:change-id="ct94689921653376"/><text:change-start text:change-id="ct94689921653600"/>l<text:change-end text:change-id="ct94689921653600"/><text:change-start text:change-id="ct94689921653824"/>ager zerstört<text:change-end text:change-id="ct94689921653824"/><text:change text:change-id="ct94689921654048"/><text:change-start text:change-id="ct94689921852256"/>.</text:p>
      <text:p text:style-name="P1">Dann sieht man <text:change-end text:change-id="ct94689921852256"/><text:change-start text:change-id="ct94689922005408"/>wieder Gotlinde im schwarzen Gebirge mit dem Spielercharakter und wie <text:change-end text:change-id="ct94689922005408"/><text:change-start text:change-id="ct94689922008048"/>Dunkelelfen einen Gebirgspfad entlangziehen.</text:p>
      <text:p text:style-name="P1">Dies zeigt, dass Gotlinde nun die Herrscherin der Dämonen und Dunkelelfen ist.</text:p>
      <text:p text:style-name="P1">Die Dunkelelfe<text:change-end text:change-id="ct94689922008048"/><text:change-start text:change-id="ct94689921671888"/>n werden miteinbezogen, da sie viel mit Baradé zu tun hatte. Sie ist es auch, die das Buch Baradés vollendet.<text:change-end text:change-id="ct946899216718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Head_20_3" style:display-name="Head 3" style:family="paragraph" style:next-style-name="Standard" style:list-style-name="Numbering_20_Style_20_for_20_Head_20_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
    <meta:initial-creator>Unbekannt</meta:initial-creator>
    <meta:editing-cycles>10</meta:editing-cycles>
    <dc:date>2017-01-22T16:21:54.621061974</dc:date>
    <meta:creation-date>2008-08-22T11:41:04</meta:creation-date>
    <meta:editing-duration>PT6M39S</meta:editing-duration>
    <meta:document-statistic meta:table-count="0" meta:image-count="0" meta:object-count="0" meta:page-count="1" meta:paragraph-count="12" meta:word-count="676" meta:character-count="4406" meta:non-whitespace-character-count="3742"/>
  </office:meta>
</office:document-meta>
</file>